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1" style:family="table">
      <style:table-properties style:width="3.3625in" table:align="margins"/>
    </style:style>
    <style:style style:name="Table11.A" style:family="table-column">
      <style:table-column-properties style:column-width="3.3625in" style:rel-column-width="65535*"/>
    </style:style>
    <style:style style:name="Table11.A1" style:family="table-cell">
      <style:table-cell-properties fo:background-color="#eeeeee" fo:padding="0.0382in" fo:border="0.5pt solid #000000">
        <style:background-image/>
      </style:table-cell-properties>
    </style:style>
    <style:style style:name="Table28" style:family="table">
      <style:table-properties style:width="3.3625in" table:align="margins"/>
    </style:style>
    <style:style style:name="Table28.A" style:family="table-column">
      <style:table-column-properties style:column-width="3.3625in" style:rel-column-width="65535*"/>
    </style:style>
    <style:style style:name="Table28.A1" style:family="table-cell">
      <style:table-cell-properties fo:background-color="#eeeeee" fo:padding="0.0382in" fo:border="0.05pt solid #000000">
        <style:background-image/>
      </style:table-cell-properties>
    </style:style>
    <style:style style:name="Table30" style:family="table">
      <style:table-properties style:width="3.3625in" table:align="margins"/>
    </style:style>
    <style:style style:name="Table30.A" style:family="table-column">
      <style:table-column-properties style:column-width="3.3625in" style:rel-column-width="4842*"/>
    </style:style>
    <style:style style:name="Table30.A1" style:family="table-cell">
      <style:table-cell-properties fo:padding="0.0382in" fo:border="0.05pt solid #000000"/>
    </style:style>
    <style:style style:name="Table17" style:family="table">
      <style:table-properties style:width="3.3625in" table:align="margins"/>
    </style:style>
    <style:style style:name="Table17.A" style:family="table-column">
      <style:table-column-properties style:column-width="3.3625in" style:rel-column-width="65535*"/>
    </style:style>
    <style:style style:name="Table17.A1" style:family="table-cell">
      <style:table-cell-properties fo:background-color="#eeeeee" fo:padding="0.0382in" fo:border="0.5pt solid #000000">
        <style:background-image/>
      </style:table-cell-properties>
    </style:style>
    <style:style style:name="Table1" style:family="table">
      <style:table-properties style:width="3.3625in" table:align="margins"/>
    </style:style>
    <style:style style:name="Table1.A" style:family="table-column">
      <style:table-column-properties style:column-width="3.3625in" style:rel-column-width="65535*"/>
    </style:style>
    <style:style style:name="Table1.A1" style:family="table-cell">
      <style:table-cell-properties fo:background-color="#eeeeee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3646in" fo:margin-left="0in" table:align="left"/>
    </style:style>
    <style:style style:name="Table2.A" style:family="table-column">
      <style:table-column-properties style:column-width="1.9167in"/>
    </style:style>
    <style:style style:name="Table2.B" style:family="table-column">
      <style:table-column-properties style:column-width="1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3625in" table:align="margins"/>
    </style:style>
    <style:style style:name="Table3.A" style:family="table-column">
      <style:table-column-properties style:column-width="3.36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3625in" table:align="margins"/>
    </style:style>
    <style:style style:name="Table16.A" style:family="table-column">
      <style:table-column-properties style:column-width="3.3625in" style:rel-column-width="65535*"/>
    </style:style>
    <style:style style:name="Table16.A1" style:family="table-cell">
      <style:table-cell-properties fo:background-color="#eeeeee" fo:padding="0.0382in" fo:border="0.5pt solid #000000">
        <style:background-image/>
      </style:table-cell-properties>
    </style:style>
    <style:style style:name="Table4" style:family="table">
      <style:table-properties style:width="3.3625in" table:align="margins"/>
    </style:style>
    <style:style style:name="Table4.A" style:family="table-column">
      <style:table-column-properties style:column-width="3.3625in" style:rel-column-width="65535*"/>
    </style:style>
    <style:style style:name="Table4.A1" style:family="table-cell">
      <style:table-cell-properties fo:background-color="#eeeeee" fo:padding="0.0382in" fo:border="0.5pt solid #000000">
        <style:background-image/>
      </style:table-cell-properties>
    </style:style>
    <style:style style:name="Table5" style:family="table">
      <style:table-properties style:width="3.3625in" table:align="margins"/>
    </style:style>
    <style:style style:name="Table5.A" style:family="table-column">
      <style:table-column-properties style:column-width="3.3625in" style:rel-column-width="65535*"/>
    </style:style>
    <style:style style:name="Table5.A1" style:family="table-cell">
      <style:table-cell-properties fo:background-color="#eeeeee" fo:padding="0.0382in" fo:border="0.05pt solid #000000">
        <style:background-image/>
      </style:table-cell-properties>
    </style:style>
    <style:style style:name="Table6" style:family="table">
      <style:table-properties style:width="3.3625in" table:align="margins"/>
    </style:style>
    <style:style style:name="Table6.A" style:family="table-column">
      <style:table-column-properties style:column-width="3.3625in" style:rel-column-width="4842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3.3625in" table:align="margins"/>
    </style:style>
    <style:style style:name="Table7.A" style:family="table-column">
      <style:table-column-properties style:column-width="3.3625in" style:rel-column-width="65535*"/>
    </style:style>
    <style:style style:name="Table7.A1" style:family="table-cell">
      <style:table-cell-properties fo:background-color="#eeeeee" fo:padding="0.0382in" fo:border="0.5pt solid #000000">
        <style:background-image/>
      </style:table-cell-properties>
    </style:style>
    <style:style style:name="Table8" style:family="table">
      <style:table-properties style:width="3.3625in" table:align="margins"/>
    </style:style>
    <style:style style:name="Table8.A" style:family="table-column">
      <style:table-column-properties style:column-width="3.3625in" style:rel-column-width="65535*"/>
    </style:style>
    <style:style style:name="Table8.A1" style:family="table-cell">
      <style:table-cell-properties fo:background-color="#eeeeee" fo:padding="0.0382in" fo:border="0.05pt solid #000000">
        <style:background-image/>
      </style:table-cell-properties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3.3646in" fo:margin-left="0in" table:align="left"/>
    </style:style>
    <style:style style:name="Table9.A" style:family="table-column">
      <style:table-column-properties style:column-width="1.9167in"/>
    </style:style>
    <style:style style:name="Table9.B" style:family="table-column">
      <style:table-column-properties style:column-width="1.4479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background-color="#eeeeee" fo:padding="0.0382in" fo:border="0.05pt solid #000000">
        <style:background-image/>
      </style:table-cell-properties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3.3625in" table:align="margins"/>
    </style:style>
    <style:style style:name="Table10.A" style:family="table-column">
      <style:table-column-properties style:column-width="3.3625in" style:rel-column-width="65535*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3.3625in" table:align="margins"/>
    </style:style>
    <style:style style:name="Table12.A" style:family="table-column">
      <style:table-column-properties style:column-width="3.3625in" style:rel-column-width="65535*"/>
    </style:style>
    <style:style style:name="Table12.A1" style:family="table-cell">
      <style:table-cell-properties fo:background-color="#eeeeee" fo:padding="0.0382in" fo:border="0.5pt solid #000000">
        <style:background-image/>
      </style:table-cell-properties>
    </style:style>
    <style:style style:name="P1" style:family="paragraph" style:parent-style-name="Heading_20_1">
      <style:paragraph-properties fo:margin-top="0in" fo:margin-bottom="0.0799in" style:contextual-spacing="false" fo:break-before="page"/>
      <style:text-properties style:use-window-font-color="true" loext:opacity="0%" officeooo:rsid="0e4edc4c" officeooo:paragraph-rsid="0e4edc4c"/>
    </style:style>
    <style:style style:name="P2" style:family="paragraph" style:parent-style-name="Text_20_body">
      <style:text-properties style:use-window-font-color="true" loext:opacity="0%" officeooo:paragraph-rsid="0e87eee1"/>
    </style:style>
    <style:style style:name="P3" style:family="paragraph" style:parent-style-name="Heading_20_4">
      <style:text-properties style:use-window-font-color="true" loext:opacity="0%" fo:font-style="italic" officeooo:rsid="0e8d3dad" officeooo:paragraph-rsid="0e8d3dad" style:font-style-asian="italic" style:font-style-complex="italic"/>
    </style:style>
    <style:style style:name="P4" style:family="paragraph" style:parent-style-name="Table_20_Read-Out">
      <style:text-properties style:use-window-font-color="true" loext:opacity="0%" fo:font-size="10.5pt" officeooo:paragraph-rsid="0e89664b" style:font-size-asian="10.5pt" style:font-size-complex="10.5pt"/>
    </style:style>
    <style:style style:name="P5" style:family="paragraph" style:parent-style-name="Text_20_body">
      <style:text-properties style:use-window-font-color="true" loext:opacity="0%"/>
    </style:style>
    <style:style style:name="P6" style:family="paragraph" style:parent-style-name="Heading_20_3">
      <style:text-properties style:use-window-font-color="true" loext:opacity="0%" officeooo:rsid="0e505b6c" officeooo:paragraph-rsid="0e505b6c"/>
    </style:style>
    <style:style style:name="P7" style:family="paragraph" style:parent-style-name="Text_20_body">
      <style:text-properties style:use-window-font-color="true" loext:opacity="0%" officeooo:rsid="0e505b6c" officeooo:paragraph-rsid="0ebddc82"/>
    </style:style>
    <style:style style:name="P8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use-window-font-color="true" loext:opacity="0%" style:font-name="Liberation Serif" fo:font-size="15pt" fo:font-style="italic" fo:font-weight="bold" officeooo:rsid="0eaef612" officeooo:paragraph-rsid="0ebddc82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9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officeooo:paragraph-rsid="0ebddc82" style:font-size-asian="10.5pt" style:font-size-complex="10.5pt"/>
    </style:style>
    <style:style style:name="P10" style:family="paragraph" style:parent-style-name="Text_20_body" style:list-style-name="L1">
      <style:paragraph-properties fo:margin-top="0in" fo:margin-bottom="0in" style:contextual-spacing="false" fo:line-height="100%"/>
      <style:text-properties style:use-window-font-color="true" loext:opacity="0%" fo:font-style="normal" fo:font-weight="normal" officeooo:rsid="0ec1fd8c" officeooo:paragraph-rsid="0ec1fd8c" style:font-style-asian="normal" style:font-weight-asian="normal" style:font-style-complex="normal" style:font-weight-complex="normal"/>
    </style:style>
    <style:style style:name="P11" style:family="paragraph" style:parent-style-name="Text_20_body" style:list-style-name="L1">
      <style:paragraph-properties fo:margin-top="0in" fo:margin-bottom="0in" style:contextual-spacing="false" fo:line-height="100%"/>
      <style:text-properties style:use-window-font-color="true" loext:opacity="0%" fo:font-style="normal" fo:font-weight="normal" officeooo:rsid="0eb93582" officeooo:paragraph-rsid="0ebddc82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use-window-font-color="true" loext:opacity="0%" officeooo:paragraph-rsid="0ebddc82"/>
    </style:style>
    <style:style style:name="P13" style:family="paragraph" style:parent-style-name="Heading_20_4">
      <style:text-properties style:use-window-font-color="true" loext:opacity="0%" officeooo:rsid="0e505b6c" officeooo:paragraph-rsid="0e9fb858"/>
    </style:style>
    <style:style style:name="P14" style:family="paragraph" style:parent-style-name="Text_20_body" style:list-style-name="L1">
      <style:text-properties style:use-window-font-color="true" loext:opacity="0%" fo:font-style="italic" officeooo:paragraph-rsid="0e9fb858" style:font-style-asian="italic" style:font-style-complex="italic"/>
    </style:style>
    <style:style style:name="P15" style:family="paragraph" style:parent-style-name="Text_20_body" style:list-style-name="L1">
      <style:text-properties style:use-window-font-color="true" loext:opacity="0%" fo:font-style="italic" officeooo:rsid="0e642621" officeooo:paragraph-rsid="0e9fb858" style:font-style-asian="italic" style:font-style-complex="italic"/>
    </style:style>
    <style:style style:name="P16" style:family="paragraph" style:parent-style-name="Heading_20_3">
      <style:text-properties style:use-window-font-color="true" loext:opacity="0%" officeooo:rsid="0e811d97" officeooo:paragraph-rsid="0e811d97"/>
    </style:style>
    <style:style style:name="P17" style:family="paragraph" style:parent-style-name="Heading_20_3">
      <style:paragraph-properties fo:break-before="column"/>
      <style:text-properties style:use-window-font-color="true" loext:opacity="0%" officeooo:rsid="0e811d97" officeooo:paragraph-rsid="0e811d97"/>
    </style:style>
    <style:style style:name="P18" style:family="paragraph" style:parent-style-name="Text_20_body">
      <style:text-properties style:use-window-font-color="true" loext:opacity="0%" officeooo:rsid="0e811d97" officeooo:paragraph-rsid="0e811d97"/>
    </style:style>
    <style:style style:name="P19" style:family="paragraph" style:parent-style-name="Text_20_body" style:list-style-name="L1">
      <style:text-properties style:use-window-font-color="true" loext:opacity="0%" officeooo:rsid="0e811d97" officeooo:paragraph-rsid="0e811d97"/>
    </style:style>
    <style:style style:name="P20" style:family="paragraph" style:parent-style-name="Text_20_body" style:list-style-name="L1">
      <style:text-properties style:use-window-font-color="true" loext:opacity="0%" officeooo:rsid="0e83a556" officeooo:paragraph-rsid="0e83a556"/>
    </style:style>
    <style:style style:name="P21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use-window-font-color="true" loext:opacity="0%" style:font-name="Liberation Serif" fo:font-size="15pt" fo:font-style="italic" fo:font-weight="bold" officeooo:rsid="0e970c40" officeooo:paragraph-rsid="0e970c40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22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0.5pt" fo:font-style="italic" officeooo:rsid="0e98698a" officeooo:paragraph-rsid="0e98698a" style:font-size-asian="10.5pt" style:font-style-asian="italic" style:font-size-complex="10.5pt" style:font-style-complex="italic"/>
    </style:style>
    <style:style style:name="P23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bold" officeooo:rsid="0ead811b" officeooo:paragraph-rsid="0ead811b" style:font-size-asian="10.5pt" style:font-weight-asian="bold" style:font-size-complex="10.5pt" style:font-weight-complex="bold"/>
    </style:style>
    <style:style style:name="P24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bold" officeooo:paragraph-rsid="0e83a556" style:font-size-asian="10.5pt" style:font-weight-asian="bold" style:font-size-complex="10.5pt" style:font-weight-complex="bold"/>
    </style:style>
    <style:style style:name="P25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officeooo:paragraph-rsid="0e83a556" style:font-size-asian="10.5pt" style:font-size-complex="10.5pt"/>
    </style:style>
    <style:style style:name="P26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normal" officeooo:paragraph-rsid="0e83a556" style:font-size-asian="10.5pt" style:font-weight-asian="normal" style:font-size-complex="10.5pt" style:font-weight-complex="normal"/>
    </style:style>
    <style:style style:name="P27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officeooo:paragraph-rsid="0e9cbdbc" style:font-size-asian="10.5pt" style:font-size-complex="10.5pt"/>
    </style:style>
    <style:style style:name="P28" style:family="paragraph" style:parent-style-name="Text_20_body">
      <style:text-properties style:use-window-font-color="true" loext:opacity="0%" officeooo:paragraph-rsid="0e83a556"/>
    </style:style>
    <style:style style:name="P29" style:family="paragraph" style:parent-style-name="Heading_20_3">
      <style:text-properties style:use-window-font-color="true" loext:opacity="0%" officeooo:paragraph-rsid="0e8ebb1f"/>
    </style:style>
    <style:style style:name="P30" style:family="paragraph" style:parent-style-name="Text_20_body">
      <style:text-properties officeooo:rsid="0e8fad9a" officeooo:paragraph-rsid="0e8fad9a"/>
    </style:style>
    <style:style style:name="P31" style:family="paragraph" style:parent-style-name="Heading_20_4">
      <style:text-properties fo:font-style="italic" officeooo:rsid="0e8d3dad" officeooo:paragraph-rsid="0e8fad9a" style:font-style-asian="italic" style:font-style-complex="italic"/>
    </style:style>
    <style:style style:name="P32" style:family="paragraph" style:parent-style-name="Table_20_Read-Out">
      <style:text-properties fo:font-size="10.5pt" officeooo:paragraph-rsid="0e8fad9a" style:font-size-asian="10.5pt" style:font-size-complex="10.5pt"/>
    </style:style>
    <style:style style:name="P33" style:family="paragraph" style:parent-style-name="Text_20_body">
      <style:text-properties style:font-name="Liberation Serif" fo:font-size="10.5pt" fo:font-style="italic" officeooo:rsid="0258289a" officeooo:paragraph-rsid="0e8ebb1f" style:font-size-asian="10.5pt" style:font-style-asian="italic" style:font-size-complex="10.5pt" style:font-style-complex="italic"/>
    </style:style>
    <style:style style:name="P34" style:family="paragraph" style:parent-style-name="Heading_20_1">
      <style:paragraph-properties fo:margin-top="0in" fo:margin-bottom="0.0799in" style:contextual-spacing="false" fo:break-before="page"/>
      <style:text-properties style:use-window-font-color="true" loext:opacity="0%" officeooo:rsid="0e4edc4c" officeooo:paragraph-rsid="0ec92165"/>
    </style:style>
    <style:style style:name="P35" style:family="paragraph" style:parent-style-name="Text_20_body">
      <style:text-properties style:use-window-font-color="true" loext:opacity="0%" officeooo:paragraph-rsid="0ec92165"/>
    </style:style>
    <style:style style:name="P36" style:family="paragraph" style:parent-style-name="Heading_20_4">
      <style:text-properties style:use-window-font-color="true" loext:opacity="0%" fo:font-style="italic" officeooo:rsid="0e8d3dad" officeooo:paragraph-rsid="0ec92165" style:font-style-asian="italic" style:font-style-complex="italic"/>
    </style:style>
    <style:style style:name="P37" style:family="paragraph" style:parent-style-name="Table_20_Read-Out">
      <style:text-properties style:use-window-font-color="true" loext:opacity="0%" fo:font-size="10.5pt" officeooo:paragraph-rsid="0ec92165" style:font-size-asian="10.5pt" style:font-size-complex="10.5pt"/>
    </style:style>
    <style:style style:name="P38" style:family="paragraph" style:parent-style-name="Heading_20_3">
      <style:text-properties style:use-window-font-color="true" loext:opacity="0%" officeooo:rsid="0e505b6c" officeooo:paragraph-rsid="0ec92165"/>
    </style:style>
    <style:style style:name="P39" style:family="paragraph" style:parent-style-name="Text_20_body">
      <style:text-properties style:use-window-font-color="true" loext:opacity="0%" officeooo:rsid="0e505b6c" officeooo:paragraph-rsid="0ec92165"/>
    </style:style>
    <style:style style:name="P40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use-window-font-color="true" loext:opacity="0%" style:font-name="Liberation Serif" fo:font-size="15pt" fo:font-style="italic" fo:font-weight="bold" officeooo:rsid="0eaef612" officeooo:paragraph-rsid="0ec92165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41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officeooo:paragraph-rsid="0ec92165" style:font-size-asian="10.5pt" style:font-size-complex="10.5pt"/>
    </style:style>
    <style:style style:name="P42" style:family="paragraph" style:parent-style-name="Text_20_body" style:list-style-name="L1">
      <style:paragraph-properties fo:margin-top="0in" fo:margin-bottom="0in" style:contextual-spacing="false" fo:line-height="100%"/>
      <style:text-properties style:use-window-font-color="true" loext:opacity="0%" fo:font-style="normal" fo:font-weight="normal" officeooo:rsid="0ec1fd8c" officeooo:paragraph-rsid="0ec92165" style:font-style-asian="normal" style:font-weight-asian="normal" style:font-style-complex="normal" style:font-weight-complex="normal"/>
    </style:style>
    <style:style style:name="P43" style:family="paragraph" style:parent-style-name="Text_20_body" style:list-style-name="L1">
      <style:paragraph-properties fo:margin-top="0in" fo:margin-bottom="0in" style:contextual-spacing="false" fo:line-height="100%"/>
      <style:text-properties style:use-window-font-color="true" loext:opacity="0%" fo:font-style="normal" fo:font-weight="normal" officeooo:rsid="0eb93582" officeooo:paragraph-rsid="0ec92165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style:use-window-font-color="true" loext:opacity="0%" officeooo:paragraph-rsid="0ec92165"/>
    </style:style>
    <style:style style:name="P45" style:family="paragraph" style:parent-style-name="Heading_20_4">
      <style:text-properties style:use-window-font-color="true" loext:opacity="0%" officeooo:rsid="0e505b6c" officeooo:paragraph-rsid="0ec92165"/>
    </style:style>
    <style:style style:name="P46" style:family="paragraph" style:parent-style-name="Text_20_body" style:list-style-name="L1">
      <style:text-properties style:use-window-font-color="true" loext:opacity="0%" fo:font-style="italic" officeooo:paragraph-rsid="0ec92165" style:font-style-asian="italic" style:font-style-complex="italic"/>
    </style:style>
    <style:style style:name="P47" style:family="paragraph" style:parent-style-name="Text_20_body" style:list-style-name="L1">
      <style:text-properties style:use-window-font-color="true" loext:opacity="0%" fo:font-style="italic" officeooo:rsid="0e642621" officeooo:paragraph-rsid="0ec92165" style:font-style-asian="italic" style:font-style-complex="italic"/>
    </style:style>
    <style:style style:name="P48" style:family="paragraph" style:parent-style-name="Heading_20_3">
      <style:text-properties style:use-window-font-color="true" loext:opacity="0%" officeooo:rsid="0e811d97" officeooo:paragraph-rsid="0ec92165"/>
    </style:style>
    <style:style style:name="P49" style:family="paragraph" style:parent-style-name="Heading_20_3">
      <style:paragraph-properties fo:break-before="column"/>
      <style:text-properties style:use-window-font-color="true" loext:opacity="0%" officeooo:rsid="0e811d97" officeooo:paragraph-rsid="0ec92165"/>
    </style:style>
    <style:style style:name="P50" style:family="paragraph" style:parent-style-name="Text_20_body">
      <style:text-properties style:use-window-font-color="true" loext:opacity="0%" officeooo:rsid="0e811d97" officeooo:paragraph-rsid="0ec92165"/>
    </style:style>
    <style:style style:name="P51" style:family="paragraph" style:parent-style-name="Text_20_body" style:list-style-name="L1">
      <style:text-properties style:use-window-font-color="true" loext:opacity="0%" officeooo:rsid="0e811d97" officeooo:paragraph-rsid="0ec92165"/>
    </style:style>
    <style:style style:name="P52" style:family="paragraph" style:parent-style-name="Text_20_body" style:list-style-name="L1">
      <style:text-properties style:use-window-font-color="true" loext:opacity="0%" officeooo:rsid="0e83a556" officeooo:paragraph-rsid="0ec92165"/>
    </style:style>
    <style:style style:name="P53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use-window-font-color="true" loext:opacity="0%" style:font-name="Liberation Serif" fo:font-size="15pt" fo:font-style="italic" fo:font-weight="bold" officeooo:rsid="0e970c40" officeooo:paragraph-rsid="0ec92165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54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0.5pt" fo:font-style="italic" officeooo:rsid="0e98698a" officeooo:paragraph-rsid="0ec92165" style:font-size-asian="10.5pt" style:font-style-asian="italic" style:font-size-complex="10.5pt" style:font-style-complex="italic"/>
    </style:style>
    <style:style style:name="P55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bold" officeooo:rsid="0ead811b" officeooo:paragraph-rsid="0ec92165" style:font-size-asian="10.5pt" style:font-weight-asian="bold" style:font-size-complex="10.5pt" style:font-weight-complex="bold"/>
    </style:style>
    <style:style style:name="P56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bold" officeooo:paragraph-rsid="0ec92165" style:font-size-asian="10.5pt" style:font-weight-asian="bold" style:font-size-complex="10.5pt" style:font-weight-complex="bold"/>
    </style:style>
    <style:style style:name="P57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normal" officeooo:paragraph-rsid="0ec92165" style:font-size-asian="10.5pt" style:font-weight-asian="normal" style:font-size-complex="10.5pt" style:font-weight-complex="normal"/>
    </style:style>
    <style:style style:name="P58" style:family="paragraph" style:parent-style-name="Heading_20_3">
      <style:text-properties style:use-window-font-color="true" loext:opacity="0%" officeooo:rsid="0ecc908a" officeooo:paragraph-rsid="0ecc908a"/>
    </style:style>
    <style:style style:name="P59" style:family="paragraph" style:parent-style-name="Text_20_body">
      <style:text-properties officeooo:rsid="0e8fad9a" officeooo:paragraph-rsid="0ec92165"/>
    </style:style>
    <style:style style:name="P60" style:family="paragraph" style:parent-style-name="Heading_20_4">
      <style:text-properties fo:font-style="italic" officeooo:rsid="0e8d3dad" officeooo:paragraph-rsid="0ec92165" style:font-style-asian="italic" style:font-style-complex="italic"/>
    </style:style>
    <style:style style:name="P61" style:family="paragraph" style:parent-style-name="Table_20_Read-Out">
      <style:text-properties fo:font-size="10.5pt" officeooo:paragraph-rsid="0ec92165" style:font-size-asian="10.5pt" style:font-size-complex="10.5pt"/>
    </style:style>
    <style:style style:name="P62" style:family="paragraph" style:parent-style-name="Text_20_body">
      <style:text-properties style:font-name="Liberation Serif" fo:font-size="10.5pt" fo:font-style="italic" officeooo:rsid="0258289a" officeooo:paragraph-rsid="0ec92165" style:font-size-asian="10.5pt" style:font-style-asian="italic" style:font-size-complex="10.5pt" style:font-style-complex="italic"/>
    </style:style>
    <style:style style:name="T1" style:family="text">
      <style:text-properties officeooo:rsid="0e4edc4c"/>
    </style:style>
    <style:style style:name="T2" style:family="text">
      <style:text-properties officeooo:rsid="0e5e7412"/>
    </style:style>
    <style:style style:name="T3" style:family="text">
      <style:text-properties officeooo:rsid="0e5069ca"/>
    </style:style>
    <style:style style:name="T4" style:family="text">
      <style:text-properties officeooo:rsid="0e514c7e"/>
    </style:style>
    <style:style style:name="T5" style:family="text">
      <style:text-properties officeooo:rsid="0e7f6037"/>
    </style:style>
    <style:style style:name="T6" style:family="text">
      <style:text-properties officeooo:rsid="0e790e0b"/>
    </style:style>
    <style:style style:name="T7" style:family="text">
      <style:text-properties officeooo:rsid="0e87eee1"/>
    </style:style>
    <style:style style:name="T8" style:family="text">
      <style:text-properties style:font-name="Helvetica" fo:font-size="12pt" fo:font-weight="bold" officeooo:rsid="0da3a5c4" style:font-name-asian="Microsoft YaHei" style:font-size-asian="12pt" style:font-weight-asian="bold" style:font-name-complex="Lucida Sans" style:font-size-complex="12pt" style:font-weight-complex="bold"/>
    </style:style>
    <style:style style:name="T9" style:family="text">
      <style:text-properties style:font-name="Helvetica" fo:font-size="12pt" fo:font-weight="bold" style:font-name-asian="Microsoft YaHei" style:font-size-asian="12pt" style:font-weight-asian="bold" style:font-name-complex="Lucida Sans" style:font-size-complex="12pt" style:font-weight-complex="bold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e89664b" style:font-style-asian="normal" style:font-style-complex="normal"/>
    </style:style>
    <style:style style:name="T13" style:family="text">
      <style:text-properties fo:font-style="normal" fo:font-weight="normal" officeooo:rsid="0e795dd5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e790e0b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e7a4643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e801eee" style:font-style-asian="normal" style:font-weight-asian="normal" style:font-style-complex="normal" style:font-weight-complex="normal"/>
    </style:style>
    <style:style style:name="T17" style:family="text">
      <style:text-properties officeooo:rsid="0ea5d8f5"/>
    </style:style>
    <style:style style:name="T18" style:family="text">
      <style:text-properties officeooo:rsid="0eae68d6"/>
    </style:style>
    <style:style style:name="T19" style:family="text">
      <style:text-properties officeooo:rsid="0eb5ca21"/>
    </style:style>
    <style:style style:name="T20" style:family="text">
      <style:text-properties style:font-name="Liberation Serif" fo:font-style="normal" fo:font-weight="normal" officeooo:rsid="0eb7225a" style:font-style-asian="normal" style:font-weight-asian="normal" style:font-style-complex="normal" style:font-weight-complex="normal"/>
    </style:style>
    <style:style style:name="T21" style:family="text">
      <style:text-properties style:font-name="Liberation Serif" fo:font-style="normal" fo:font-weight="normal" officeooo:rsid="0ec72a7e" style:font-style-asian="normal" style:font-weight-asian="normal" style:font-style-complex="normal" style:font-weight-complex="normal"/>
    </style:style>
    <style:style style:name="T22" style:family="text">
      <style:text-properties style:font-name="Liberation Serif" fo:font-style="normal" fo:font-weight="normal" officeooo:rsid="0ebf33e8" style:font-style-asian="normal" style:font-weight-asian="normal" style:font-style-complex="normal" style:font-weight-complex="normal"/>
    </style:style>
    <style:style style:name="T23" style:family="text">
      <style:text-properties style:font-name="Liberation Serif" fo:font-style="normal" fo:font-weight="normal" officeooo:rsid="0ec07abb" style:font-style-asian="normal" style:font-weight-asian="normal" style:font-style-complex="normal" style:font-weight-complex="normal"/>
    </style:style>
    <style:style style:name="T24" style:family="text">
      <style:text-properties officeooo:rsid="0ec830a5"/>
    </style:style>
    <style:style style:name="T25" style:family="text">
      <style:text-properties officeooo:rsid="0ec3fa9e"/>
    </style:style>
    <style:style style:name="T26" style:family="text">
      <style:text-properties officeooo:rsid="0ebdd857"/>
    </style:style>
    <style:style style:name="T27" style:family="text">
      <style:text-properties officeooo:rsid="0ec49e05"/>
    </style:style>
    <style:style style:name="T28" style:family="text">
      <style:text-properties officeooo:rsid="0ec4b489"/>
    </style:style>
    <style:style style:name="T29" style:family="text">
      <style:text-properties officeooo:rsid="0ec5421a"/>
    </style:style>
    <style:style style:name="T30" style:family="text">
      <style:text-properties officeooo:rsid="0e58a702"/>
    </style:style>
    <style:style style:name="T31" style:family="text">
      <style:text-properties officeooo:rsid="0e62be59"/>
    </style:style>
    <style:style style:name="T32" style:family="text">
      <style:text-properties officeooo:rsid="0e752a4d"/>
    </style:style>
    <style:style style:name="T33" style:family="text">
      <style:text-properties officeooo:rsid="0e77158f"/>
    </style:style>
    <style:style style:name="T34" style:family="text">
      <style:text-properties officeooo:rsid="0e7846b3"/>
    </style:style>
    <style:style style:name="T35" style:family="text">
      <style:text-properties officeooo:rsid="0e7857eb"/>
    </style:style>
    <style:style style:name="T36" style:family="text">
      <style:text-properties officeooo:rsid="0e940ba9"/>
    </style:style>
    <style:style style:name="T37" style:family="text">
      <style:text-properties fo:font-weight="normal" officeooo:rsid="0e99741a" style:font-weight-asian="normal" style:font-weight-complex="normal"/>
    </style:style>
    <style:style style:name="T38" style:family="text">
      <style:text-properties fo:font-weight="normal" officeooo:rsid="0e9b014b" style:font-weight-asian="normal" style:font-weight-complex="normal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style:text-underline-style="solid" style:text-underline-width="auto" style:text-underline-color="font-color" officeooo:rsid="0e83a556"/>
    </style:style>
    <style:style style:name="T41" style:family="text">
      <style:text-properties officeooo:rsid="0e83a556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style:font-name="Liberation Serif" fo:font-weight="normal" officeooo:rsid="0e94b2e0" style:font-weight-asian="normal" style:font-weight-complex="normal"/>
    </style:style>
    <style:style style:name="T44" style:family="text">
      <style:text-properties style:font-name="Liberation Serif" fo:font-weight="normal" officeooo:rsid="0eabbd42" style:font-weight-asian="normal" style:font-weight-complex="normal"/>
    </style:style>
    <style:style style:name="T45" style:family="text">
      <style:text-properties fo:font-variant="normal" fo:text-transform="none" style:font-name="Liberation Serif" fo:letter-spacing="normal" officeooo:rsid="05850472"/>
    </style:style>
    <style:style style:name="T46" style:family="text">
      <style:text-properties style:font-name="Liberation Serif" officeooo:rsid="05850472"/>
    </style:style>
    <style:style style:name="T47" style:family="text">
      <style:text-properties style:font-name="Liberation Serif" officeooo:rsid="0e96d463"/>
    </style:style>
    <style:style style:name="T48" style:family="text">
      <style:text-properties style:font-name="Liberation Serif" fo:font-style="normal" fo:font-weight="bold" officeooo:rsid="017d05df" style:font-style-asian="normal" style:font-weight-asian="bold" style:font-style-complex="normal" style:font-weight-complex="bold"/>
    </style:style>
    <style:style style:name="T49" style:family="text">
      <style:text-properties style:font-name="Liberation Serif" fo:font-style="normal" officeooo:rsid="017d05df" style:font-style-asian="normal" style:font-style-complex="normal"/>
    </style:style>
    <style:style style:name="T50" style:family="text">
      <style:text-properties style:font-name="Liberation Serif" fo:font-style="normal" style:text-underline-style="none" fo:font-weight="normal" officeooo:rsid="0e96d463" fo:background-color="transparent" loext:char-shading-value="0" style:font-style-asian="normal" style:font-weight-asian="normal" style:font-style-complex="normal" style:font-weight-complex="normal"/>
    </style:style>
    <style:style style:name="T51" style:family="text">
      <style:text-properties style:font-name="Liberation Serif" fo:font-style="normal" fo:font-weight="bold" officeooo:rsid="017fb612" style:font-style-asian="normal" style:font-weight-asian="bold" style:font-style-complex="normal" style:font-weight-complex="bold"/>
    </style:style>
    <style:style style:name="T52" style:family="text">
      <style:text-properties style:font-name="Liberation Serif" fo:font-style="normal" officeooo:rsid="017fb612" style:font-style-asian="normal" style:font-style-complex="normal"/>
    </style:style>
    <style:style style:name="T53" style:family="text">
      <style:text-properties style:font-name="Liberation Serif" fo:font-style="normal" fo:font-weight="normal" officeooo:rsid="0e96d463" style:font-style-asian="normal" style:font-weight-asian="normal" style:font-style-complex="normal" style:font-weight-complex="normal"/>
    </style:style>
    <style:style style:name="T54" style:family="text">
      <style:text-properties style:font-name="Liberation Serif" fo:font-style="normal" fo:font-weight="normal" officeooo:rsid="0e9cbdbc" style:font-style-asian="normal" style:font-weight-asian="normal" style:font-style-complex="normal" style:font-weight-complex="normal"/>
    </style:style>
    <style:style style:name="T55" style:family="text">
      <style:text-properties officeooo:rsid="0ea40f22"/>
    </style:style>
    <style:style style:name="T56" style:family="text">
      <style:text-properties officeooo:rsid="0e8ebb1f"/>
    </style:style>
    <style:style style:name="T57" style:family="text">
      <style:text-properties style:use-window-font-color="true" loext:opacity="0%" style:font-name="Helvetica" fo:font-size="12pt" fo:font-weight="bold" officeooo:rsid="0da3a5c4" style:font-name-asian="Microsoft YaHei" style:font-size-asian="12pt" style:font-weight-asian="bold" style:font-name-complex="Lucida Sans" style:font-size-complex="12pt" style:font-weight-complex="bold"/>
    </style:style>
    <style:style style:name="T58" style:family="text">
      <style:text-properties style:use-window-font-color="true" loext:opacity="0%" style:font-name="Helvetica" fo:font-size="12pt" fo:font-weight="bold" style:font-name-asian="Microsoft YaHei" style:font-size-asian="12pt" style:font-weight-asian="bold" style:font-name-complex="Lucida Sans" style:font-size-complex="12pt" style:font-weight-complex="bold"/>
    </style:style>
    <style:style style:name="T59" style:family="text">
      <style:text-properties style:use-window-font-color="true" loext:opacity="0%" style:font-name="Helvetica" fo:font-size="12pt" fo:font-weight="bold" officeooo:rsid="0e91a913" style:font-name-asian="Microsoft YaHei" style:font-size-asian="12pt" style:font-weight-asian="bold" style:font-name-complex="Lucida Sans" style:font-size-complex="12pt" style:font-weight-complex="bold"/>
    </style:style>
    <style:style style:name="T60" style:family="text">
      <style:text-properties style:use-window-font-color="true" loext:opacity="0%" fo:font-style="normal" fo:font-weight="normal" officeooo:rsid="0e795dd5" style:font-style-asian="normal" style:font-weight-asian="normal" style:font-style-complex="normal" style:font-weight-complex="normal"/>
    </style:style>
    <style:style style:name="T61" style:family="text">
      <style:text-properties style:use-window-font-color="true" loext:opacity="0%" fo:font-style="normal" fo:font-weight="normal" officeooo:rsid="0e790e0b" style:font-style-asian="normal" style:font-weight-asian="normal" style:font-style-complex="normal" style:font-weight-complex="normal"/>
    </style:style>
    <style:style style:name="T62" style:family="text">
      <style:text-properties style:use-window-font-color="true" loext:opacity="0%" fo:font-style="normal" fo:font-weight="normal" officeooo:rsid="0e7a4643" style:font-style-asian="normal" style:font-weight-asian="normal" style:font-style-complex="normal" style:font-weight-complex="normal"/>
    </style:style>
    <style:style style:name="T63" style:family="text">
      <style:text-properties style:use-window-font-color="true" loext:opacity="0%" fo:font-style="normal" fo:font-weight="normal" officeooo:rsid="0e90c950" style:font-style-asian="normal" style:font-weight-asian="normal" style:font-style-complex="normal" style:font-weight-complex="normal"/>
    </style:style>
    <style:style style:name="T64" style:family="text">
      <style:text-properties style:use-window-font-color="true" loext:opacity="0%" fo:font-style="normal" fo:font-weight="normal" officeooo:rsid="0e801eee" style:font-style-asian="normal" style:font-weight-asian="normal" style:font-style-complex="normal" style:font-weight-complex="normal"/>
    </style:style>
    <style:style style:name="T65" style:family="text">
      <style:text-properties officeooo:rsid="0ecc014e"/>
    </style:style>
    <style:style style:name="T66" style:family="text">
      <style:text-properties style:font-name="Helvetica" fo:font-size="12pt" fo:font-weight="bold" officeooo:rsid="0ecc014e" style:font-name-asian="Microsoft YaHei" style:font-size-asian="12pt" style:font-weight-asian="bold" style:font-name-complex="Lucida Sans" style:font-size-complex="12pt" style:font-weight-complex="bold"/>
    </style:style>
    <style:style style:name="T67" style:family="text">
      <style:text-properties fo:color="#ff0000" loext:opacity="100%" officeooo:rsid="0ec49e05"/>
    </style:style>
    <style:style style:name="T68" style:family="text">
      <style:text-properties fo:color="#ff0000" loext:opacity="100%" officeooo:rsid="0ec4b489"/>
    </style:style>
    <style:style style:name="T69" style:family="text">
      <style:text-properties fo:color="#ff0000" loext:opacity="100%" officeooo:rsid="0ec5421a"/>
    </style:style>
    <style:style style:name="T70" style:family="text">
      <style:text-properties officeooo:rsid="0ed0bfd1"/>
    </style:style>
    <style:style style:name="T71" style:family="text">
      <style:text-properties officeooo:rsid="0ece8d4e"/>
    </style:style>
    <style:style style:name="T72" style:family="text">
      <style:text-properties officeooo:rsid="0ecf03b6"/>
    </style:style>
    <style:style style:name="T73" style:family="text">
      <style:text-properties style:use-window-font-color="true" loext:opacity="0%" style:font-name="Helvetica" fo:font-size="12pt" fo:font-weight="bold" officeooo:rsid="0ecc014e" style:font-name-asian="Microsoft YaHei" style:font-size-asian="12pt" style:font-weight-asian="bold" style:font-name-complex="Lucida Sans" style:font-size-complex="12pt" style:font-weight-complex="bold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h text:style-name="P1" text:outline-level="1">The Jock</text:h>
        <text:p text:style-name="P2"><text:span text:style-name="T1">Your hero is the jock: the </text:span><text:span text:style-name="T2">head-strong</text:span><text:span text:style-name="T3"> party member who</text:span><text:span text:style-name="T4">se </text:span><text:span text:style-name="T5">only</text:span><text:span text:style-name="T4"> </text:span><text:span text:style-name="T5">instincts are bravado and</text:span><text:span text:style-name="T3"> brute force.</text:span></text:p>
        <text:p text:style-name="P2"><text:span text:style-name="T6">As the jock, </text:span><text:span text:style-name="T7">you gain the following title:</text:span></text:p>
        <table:table table:name="Table11" table:style-name="Table11">
          <table:table-column table:style-name="Table11.A"/>
          <table:table-row>
            <table:table-cell table:style-name="Table11.A1" office:value-type="string">
              <text:h text:style-name="P3" text:outline-level="4"><text:span text:style-name="T8">T</text:span><text:span text:style-name="T9">he Jock</text:span></text:h>
              <text:p text:style-name="P4"><text:span text:style-name="T10">Effects:</text:span><text:span text:style-name="T11"> </text:span><text:span text:style-name="T12">A</text:span><text:span text:style-name="T13">ny time</text:span><text:span text:style-name="T14"> you would be frightened </text:span><text:span text:style-name="T15">of a creature</text:span><text:span text:style-name="T14">, you are instead taunted </text:span><text:span text:style-name="T15">by the creature </text:span><text:span text:style-name="T16">and you gain 1 surge.</text:span></text:p>
            </table:table-cell>
          </table:table-row>
        </table:table>
        <text:p text:style-name="P5"/>
        <text:h text:style-name="P6" text:outline-level="3" text:is-list-header="true">Say the Line!</text:h>
        <text:p text:style-name="P7"><text:span text:style-name="T17">During the adventure, y</text:span><text:span text:style-name="T3">ou </text:span><text:span text:style-name="T18">have the following </text:span><text:span text:style-name="T19">feature</text:span><text:span text:style-name="T18">:</text:span></text:p>
        <table:table table:name="Table28" table:style-name="Table28">
          <table:table-column table:style-name="Table28.A"/>
          <table:table-row>
            <table:table-cell table:style-name="Table28.A1" office:value-type="string">
              <text:h text:style-name="P8" text:outline-level="4">Say the Line!</text:h>
            </table:table-cell>
          </table:table-row>
        </table:table>
        <table:table table:name="Table30" table:style-name="Table30">
          <table:table-column table:style-name="Table30.A"/>
          <table:table-row>
            <table:table-cell table:style-name="Table30.A1" office:value-type="string">
              <text:p text:style-name="P9"><text:span text:style-name="T20">When you </text:span><text:span text:style-name="T21">make a</text:span><text:span text:style-name="T22"> power roll </text:span><text:span text:style-name="T23">or when another hero says a line</text:span><text:span text:style-name="T22">, you can say one of your lines to gain the following effects:</text:span></text:p>
              <text:list xml:id="list3395843474" text:style-name="L1">
                <text:list-item>
                  <text:p text:style-name="P10">If you are saying the line after <text:span text:style-name="T24">making a power roll</text:span>, <text:span text:style-name="T25">you take 1d6 damage that can’t be reduced in any way </text:span><text:span text:style-name="T24">and increase the tier of the outcome by 1.</text:span></text:p>
                </text:list-item>
                <text:list-item>
                  <text:p text:style-name="P11"><text:span text:style-name="T26">If you are saying a line in response to another hero saying a line</text:span>, <text:span text:style-name="T27">you gain 3 temporary Stamina </text:span><text:span text:style-name="T28">and </text:span><text:span text:style-name="T29">a bane on your next power roll.</text:span></text:p>
                </text:list-item>
              </text:list>
            </table:table-cell>
          </table:table-row>
        </table:table>
        <text:p text:style-name="P12"/>
        <table:table table:name="Table17" table:style-name="Table17">
          <table:table-column table:style-name="Table17.A"/>
          <table:table-row>
            <table:table-cell table:style-name="Table17.A1" office:value-type="string">
              <text:h text:style-name="P13" text:outline-level="4">Lines</text:h>
              <text:list xml:id="list220851773770909" text:continue-numbering="true" text:style-name="L1">
                <text:list-item>
                  <text:p text:style-name="P14">“<text:span text:style-name="T30">You really think some ghost or whatever is gonna mess with me?”</text:span></text:p>
                </text:list-item>
                <text:list-item>
                  <text:p text:style-name="P14">“Fear’s just adrenaline. I eat that for breakfast.”</text:p>
                </text:list-item>
                <text:list-item>
                  <text:p text:style-name="P14">“<text:span text:style-name="T31">If something’s out there, it’s about to meet the MVP.”</text:span></text:p>
                </text:list-item>
                <text:list-item>
                  <text:p text:style-name="P15">“You don’t get scared when you’re at the top of the food chain.”</text:p>
                </text:list-item>
                <text:list-item>
                  <text:p text:style-name="P15">“<text:span text:style-name="T32">Monsters? Please. I am the monster.”</text:span></text:p>
                </text:list-item>
                <text:list-item>
                  <text:p text:style-name="P15">“<text:span text:style-name="T32">I don’t run from shadows. They run from me.”</text:span></text:p>
                </text:list-item>
                <text:list-item>
                  <text:p text:style-name="P15">“<text:span text:style-name="T33">No one spooks the champion.</text:span><text:span text:style-name="T32">”</text:span></text:p>
                </text:list-item>
                <text:list-item>
                  <text:p text:style-name="P15">“<text:span text:style-name="T34">I </text:span><text:span text:style-name="T35">don’t tap out</text:span><text:span text:style-name="T34">. </text:span><text:span text:style-name="T35">Not now, not ever.</text:span><text:span text:style-name="T34">”</text:span></text:p>
                </text:list-item>
              </text:list>
            </table:table-cell>
          </table:table-row>
        </table:table>
        <text:h text:style-name="P16" text:outline-level="3"/>
        <text:h text:style-name="P17" text:outline-level="3">Death of the Jock</text:h>
        <text:p text:style-name="P18">If your hero dies during the adventure, your spirit lingers, following the party around. You cannot interact with them in any way except:</text:p>
        <text:list xml:id="list220850429159328" text:continue-numbering="true" text:style-name="L1">
          <text:list-item>
            <text:p text:style-name="P19">The memory of your voice echoes in your allies’ minds. You can say your lines <text:span text:style-name="T36">only</text:span> in response to other hero’s lines.</text:p>
          </text:list-item>
          <text:list-item>
            <text:p text:style-name="P20">You gain the following ability:</text:p>
          </text:list-item>
        </text:list>
        <table:table table:name="Table1" table:style-name="Table1">
          <table:table-column table:style-name="Table1.A"/>
          <table:table-row>
            <table:table-cell table:style-name="Table1.A1" office:value-type="string">
              <text:h text:style-name="P21" text:outline-level="4">Body Block from Beyond</text:h>
            </table:table-cell>
          </table:table-row>
          <table:table-row>
            <table:table-cell table:style-name="Table1.A2" office:value-type="string">
              <text:p text:style-name="P22"><text:span text:style-name="T37">The spirit of a </text:span><text:span text:style-name="T38">friend</text:span><text:span text:style-name="T39"> helps out with a much needed push </text:span><text:span text:style-name="T37">and a heroic smile.</text:span></text:p>
            </table:table-cell>
          </table:table-row>
        </table:table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23">Magic, Melee</text:p>
            </table:table-cell>
            <table:table-cell table:style-name="Table2.B1" office:value-type="string">
              <text:p text:style-name="P24"><text:span text:style-name="T40">Free</text:span><text:span text:style-name="T41"> </text:span>Triggered</text:p>
            </table:table-cell>
          </table:table-row>
          <table:table-row>
            <table:table-cell table:style-name="Table2.A2" office:value-type="string">
              <text:p text:style-name="P25"><text:span text:style-name="T42">◣</text:span> <text:span text:style-name="T43">Anywhere </text:span><text:span text:style-name="T44">in the encounter</text:span></text:p>
            </table:table-cell>
            <table:table-cell table:style-name="Table2.B2" office:value-type="string">
              <text:p text:style-name="P26"><text:span text:style-name="T45">◎</text:span><text:span text:style-name="T46"> </text:span><text:span text:style-name="T47">One creature</text:span></text:p>
            </table:table-cell>
          </table:table-row>
        </table:table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25"><text:span text:style-name="T48">Trigger</text:span><text:span text:style-name="T49">: </text:span><text:span text:style-name="T50">The target is force moved.</text:span></text:p>
            </table:table-cell>
          </table:table-row>
          <table:table-row>
            <table:table-cell table:style-name="Table3.A2" office:value-type="string">
              <text:p text:style-name="P27"><text:span text:style-name="T51">Effect</text:span><text:span text:style-name="T52">: </text:span><text:span text:style-name="T53">The spirit of the jock pushes against the target. You can either increase the force movement by 2 or you can reduce the force movement by 2. If you reduce the force movement, you can additionally choose to </text:span><text:span text:style-name="T54">say one of your lines to </text:span><text:span text:style-name="T53">deal 4 corruption damage to the target.</text:span></text:p>
            </table:table-cell>
          </table:table-row>
        </table:table>
        <text:p text:style-name="P28"/>
        <text:h text:style-name="P29" text:outline-level="3" text:is-list-header="true"><text:span text:style-name="T55">Survival of t</text:span><text:span text:style-name="T56">he </text:span><text:span text:style-name="T55">Fittest</text:span></text:h>
        <text:p text:style-name="P30">If your hero survives the adventure and continues on in other adventures, their title “The Jock” changes to the following title:</text:p>
        <table:table table:name="Table16" table:style-name="Table16">
          <table:table-column table:style-name="Table16.A"/>
          <table:table-row>
            <table:table-cell table:style-name="Table16.A1" office:value-type="string">
              <text:h text:style-name="P31" text:outline-level="4"><text:span text:style-name="T57">T</text:span><text:span text:style-name="T58">he Jock </text:span><text:span text:style-name="T59">Who Lived</text:span></text:h>
              <text:p text:style-name="P32"><text:span text:style-name="T10">Effects:</text:span><text:span text:style-name="T11"> </text:span><text:span text:style-name="T12">A</text:span><text:span text:style-name="T60">ny time</text:span><text:span text:style-name="T61"> you would be frightened </text:span><text:span text:style-name="T62">of a creature</text:span><text:span text:style-name="T61">, </text:span><text:span text:style-name="T63">as a free triggered action, </text:span><text:span text:style-name="T61">you </text:span><text:span text:style-name="T63">can choose</text:span><text:span text:style-name="T61"> taunted </text:span><text:span text:style-name="T62">by the creature </text:span><text:span text:style-name="T63">instead and</text:span><text:span text:style-name="T64"> gain 1 surge.</text:span></text:p>
            </table:table-cell>
          </table:table-row>
        </table:table>
        <text:p text:style-name="P30"/>
        <text:p text:style-name="P30"/>
        <text:p text:style-name="P33"/>
        <text:h text:style-name="P34" text:outline-level="1">The <text:span text:style-name="T65">Idol</text:span></text:h>
        <text:p text:style-name="P35"><text:span text:style-name="T1">Your hero is the jock: the </text:span><text:span text:style-name="T2">head-strong</text:span><text:span text:style-name="T3"> party member who</text:span><text:span text:style-name="T4">se </text:span><text:span text:style-name="T5">only</text:span><text:span text:style-name="T4"> </text:span><text:span text:style-name="T5">instincts are bravado and</text:span><text:span text:style-name="T3"> brute force.</text:span></text:p>
        <text:p text:style-name="P35"><text:span text:style-name="T6">As the jock, </text:span><text:span text:style-name="T7">you gain the following title:</text:span></text:p>
        <table:table table:name="Table4" table:style-name="Table4">
          <table:table-column table:style-name="Table4.A"/>
          <table:table-row>
            <table:table-cell table:style-name="Table4.A1" office:value-type="string">
              <text:h text:style-name="P36" text:outline-level="4"><text:span text:style-name="T8">T</text:span><text:span text:style-name="T9">he </text:span><text:span text:style-name="T66">Idol</text:span></text:h>
              <text:p text:style-name="P37"><text:span text:style-name="T10">Effects:</text:span><text:span text:style-name="T11"> </text:span><text:span text:style-name="T12">A</text:span><text:span text:style-name="T13">ny time</text:span><text:span text:style-name="T14"> you would be frightened </text:span><text:span text:style-name="T15">of a creature</text:span><text:span text:style-name="T14">, you are instead taunted </text:span><text:span text:style-name="T15">by the creature </text:span><text:span text:style-name="T16">and you gain 1 surge.</text:span></text:p>
            </table:table-cell>
          </table:table-row>
        </table:table>
        <text:p text:style-name="P35"/>
        <text:h text:style-name="P38" text:outline-level="3" text:is-list-header="true">Say the Line!</text:h>
        <text:p text:style-name="P39"><text:span text:style-name="T17">During the adventure, y</text:span><text:span text:style-name="T3">ou </text:span><text:span text:style-name="T18">have the following </text:span><text:span text:style-name="T19">feature</text:span><text:span text:style-name="T18">:</text:span></text:p>
        <table:table table:name="Table5" table:style-name="Table5">
          <table:table-column table:style-name="Table5.A"/>
          <table:table-row>
            <table:table-cell table:style-name="Table5.A1" office:value-type="string">
              <text:h text:style-name="P40" text:outline-level="4">Say the Line!</text:h>
            </table:table-cell>
          </table:table-row>
        </table:table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41"><text:span text:style-name="T20">When you </text:span><text:span text:style-name="T21">make a</text:span><text:span text:style-name="T22"> power roll </text:span><text:span text:style-name="T23">or when another hero says a line</text:span><text:span text:style-name="T22">, you can say one of your lines to gain the following effects:</text:span></text:p>
              <text:list xml:id="list220852413612563" text:continue-numbering="true" text:style-name="L1">
                <text:list-item>
                  <text:p text:style-name="P42">If you are saying the line after <text:span text:style-name="T24">making a power roll</text:span>, <text:span text:style-name="T25">you take 1d6 damage that can’t be reduced in any way </text:span><text:span text:style-name="T24">and increase the tier of the outcome by 1.</text:span></text:p>
                </text:list-item>
                <text:list-item>
                  <text:p text:style-name="P43"><text:span text:style-name="T26">If you are saying a line in response to another hero saying a line</text:span>, <text:span text:style-name="T27">you </text:span><text:span text:style-name="T67">gain 3 temporary Stamina </text:span><text:span text:style-name="T68">and </text:span><text:span text:style-name="T69">a bane on your next power roll.</text:span></text:p>
                </text:list-item>
              </text:list>
            </table:table-cell>
          </table:table-row>
        </table:table>
        <text:p text:style-name="P44"/>
        <table:table table:name="Table7" table:style-name="Table7">
          <table:table-column table:style-name="Table7.A"/>
          <table:table-row>
            <table:table-cell table:style-name="Table7.A1" office:value-type="string">
              <text:h text:style-name="P45" text:outline-level="4">Lines</text:h>
              <text:list xml:id="list220851910822176" text:continue-numbering="true" text:style-name="L1">
                <text:list-item>
                  <text:p text:style-name="P46">“<text:span text:style-name="T30">You really think some ghost or whatever is gonna mess with me?”</text:span></text:p>
                </text:list-item>
                <text:list-item>
                  <text:p text:style-name="P46">“Fear’s just adrenaline. I eat that for breakfast.”</text:p>
                </text:list-item>
                <text:list-item>
                  <text:p text:style-name="P46">“<text:span text:style-name="T31">If something’s out there, it’s about to meet the MVP.”</text:span></text:p>
                </text:list-item>
                <text:list-item>
                  <text:p text:style-name="P47">“You don’t get scared when you’re at the top of the food chain.”</text:p>
                </text:list-item>
                <text:list-item>
                  <text:p text:style-name="P47">“<text:span text:style-name="T32">Monsters? Please. I am the monster.”</text:span></text:p>
                </text:list-item>
                <text:list-item>
                  <text:p text:style-name="P47">“<text:span text:style-name="T32">I don’t run from shadows. They run from me.”</text:span></text:p>
                </text:list-item>
                <text:list-item>
                  <text:p text:style-name="P47">“<text:span text:style-name="T33">No one spooks the champion.</text:span><text:span text:style-name="T32">”</text:span></text:p>
                </text:list-item>
                <text:list-item>
                  <text:p text:style-name="P47">“<text:span text:style-name="T34">I </text:span><text:span text:style-name="T35">don’t tap out</text:span><text:span text:style-name="T34">. </text:span><text:span text:style-name="T35">Not now, not ever.</text:span><text:span text:style-name="T34">”</text:span></text:p>
                </text:list-item>
              </text:list>
            </table:table-cell>
          </table:table-row>
        </table:table>
        <text:h text:style-name="P48" text:outline-level="3"/>
        <text:h text:style-name="P49" text:outline-level="3">Death of the <text:span text:style-name="T70">Idol</text:span></text:h>
        <text:p text:style-name="P50">If your hero dies during the adventure, your spirit lingers, following the party around. You cannot interact with them in any way except:</text:p>
        <text:list text:continue-numbering="true" text:style-name="L1">
          <text:list-item>
            <text:p text:style-name="P51">The memory of your voice echoes in your allies’ minds. You can say your lines <text:span text:style-name="T36">only</text:span> in response to other hero’s lines.</text:p>
          </text:list-item>
          <text:list-item>
            <text:p text:style-name="P52">You gain the following ability:</text:p>
          </text:list-item>
        </text:list>
        <table:table table:name="Table8" table:style-name="Table8">
          <table:table-column table:style-name="Table8.A"/>
          <table:table-row>
            <table:table-cell table:style-name="Table8.A1" office:value-type="string">
              <text:h text:style-name="P53" text:outline-level="4">Body Block from Beyond</text:h>
            </table:table-cell>
          </table:table-row>
          <table:table-row>
            <table:table-cell table:style-name="Table8.A2" office:value-type="string">
              <text:p text:style-name="P54"><text:span text:style-name="T37">The spirit of a </text:span><text:span text:style-name="T38">friend</text:span><text:span text:style-name="T39"> helps out with a much needed push </text:span><text:span text:style-name="T37">and a heroic smile.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P55">Magic, Melee</text:p>
            </table:table-cell>
            <table:table-cell table:style-name="Table9.B1" office:value-type="string">
              <text:p text:style-name="P56"><text:span text:style-name="T40">Free</text:span><text:span text:style-name="T41"> </text:span>Triggered</text:p>
            </table:table-cell>
          </table:table-row>
          <table:table-row>
            <table:table-cell table:style-name="Table9.A2" office:value-type="string">
              <text:p text:style-name="P41"><text:span text:style-name="T42">◣</text:span> <text:span text:style-name="T43">Anywhere </text:span><text:span text:style-name="T44">in the encounter</text:span></text:p>
            </table:table-cell>
            <table:table-cell table:style-name="Table9.B2" office:value-type="string">
              <text:p text:style-name="P57"><text:span text:style-name="T45">◎</text:span><text:span text:style-name="T46"> </text:span><text:span text:style-name="T47">One creature</text:span></text:p>
            </table:table-cell>
          </table:table-row>
        </table:table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1"><text:span text:style-name="T48">Trigger</text:span><text:span text:style-name="T49">: </text:span><text:span text:style-name="T50">The target is force moved.</text:span></text:p>
            </table:table-cell>
          </table:table-row>
          <table:table-row>
            <table:table-cell table:style-name="Table10.A2" office:value-type="string">
              <text:p text:style-name="P41"><text:span text:style-name="T51">Effect</text:span><text:span text:style-name="T52">: </text:span><text:span text:style-name="T53">The spirit of the jock pushes against the target. You can either increase the force movement by 2 or you can reduce the force movement by 2. If you reduce the force movement, you can additionally choose to </text:span><text:span text:style-name="T54">say one of your lines to </text:span><text:span text:style-name="T53">deal 4 corruption damage to the target.</text:span></text:p>
            </table:table-cell>
          </table:table-row>
        </table:table>
        <text:p text:style-name="P35"/>
        <text:h text:style-name="P58" text:outline-level="3" text:is-list-header="true">T<text:span text:style-name="T71">o</text:span>o Pretty to Die</text:h>
        <text:p text:style-name="P59">If your hero survives the adventure and continues on in other adventures, their title “The <text:span text:style-name="T72">Idol</text:span>” changes to the following title:</text:p>
        <table:table table:name="Table12" table:style-name="Table12">
          <table:table-column table:style-name="Table12.A"/>
          <table:table-row>
            <table:table-cell table:style-name="Table12.A1" office:value-type="string">
              <text:h text:style-name="P60" text:outline-level="4"><text:span text:style-name="T57">T</text:span><text:span text:style-name="T58">he </text:span><text:span text:style-name="T73">Idol</text:span><text:span text:style-name="T58"> </text:span><text:span text:style-name="T59">Who Lived</text:span></text:h>
              <text:p text:style-name="P61"><text:span text:style-name="T10">Effects:</text:span><text:span text:style-name="T11"> </text:span><text:span text:style-name="T12">A</text:span><text:span text:style-name="T60">ny time</text:span><text:span text:style-name="T61"> you would be frightened </text:span><text:span text:style-name="T62">of a creature</text:span><text:span text:style-name="T61">, </text:span><text:span text:style-name="T63">as a free triggered action, </text:span><text:span text:style-name="T61">you </text:span><text:span text:style-name="T63">can choose</text:span><text:span text:style-name="T61"> taunted </text:span><text:span text:style-name="T62">by the creature </text:span><text:span text:style-name="T63">instead and</text:span><text:span text:style-name="T64"> gain 1 surge.</text:span></text:p>
            </table:table-cell>
          </table:table-row>
        </table:table>
        <text:p text:style-name="P59"/>
        <text:p text:style-name="P59"/>
        <text:p text:style-name="P62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0.5pt" fo:font-weight="normal" officeooo:rsid="0af5c21a" style:font-size-asian="10.5pt" style:font-weight-asian="normal" style:font-size-complex="10.5pt" style:font-weight-complex="norm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text-align="start" style:justify-single-word="false"/>
      <style:text-properties style:use-window-font-color="true" loext:opacity="0%" style:font-name="Caudex" fo:font-family="Caudex" style:font-family-generic="roman" style:font-pitch="variable" fo:font-size="22pt" style:text-underline-style="solid" style:text-underline-width="auto" style:text-underline-color="font-color" fo:font-weight="bold" officeooo:rsid="001b50a5" style:font-size-asian="22pt" style:font-weight-asian="bold" style:font-size-complex="22pt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083in" fo:margin-bottom="0.0846in" style:contextual-spacing="false"/>
      <style:text-properties style:use-window-font-color="true" loext:opacity="0%" style:font-name="Caudex" fo:font-family="Caudex" style:font-family-generic="roman" style:font-pitch="variable" fo:font-size="20pt" style:text-underline-style="none" fo:font-weight="bold" officeooo:rsid="02c4d157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14.1000003814697pt" fo:font-weight="bold" officeooo:rsid="07df155e" style:font-size-asian="14.1000003814697pt" style:font-weight-asian="bold" style:font-size-complex="14.1000003814697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95%" fo:font-style="italic" fo:font-weight="bold" officeooo:rsid="086e734a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Liberation Serif" fo:font-family="'Liberation Serif'" style:font-family-generic="roman" style:font-pitch="variable" fo:font-size="11pt" fo:font-style="normal" fo:font-weight="normal" officeooo:rsid="004f8cbc" style:font-size-asian="11pt" style:font-style-asian="normal" style:font-weight-asian="normal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Read-Out" style:display-name="Table Read-Out" style:family="paragraph" style:parent-style-name="Text_20_body">
      <style:paragraph-properties fo:margin-top="0.0429in" fo:margin-bottom="0.0429in" style:contextual-spacing="false"/>
      <style:text-properties style:use-window-font-color="true" loext:opacity="0%" style:font-name="Liberation Serif" fo:font-family="'Liberation Serif'" style:font-family-generic="roman" style:font-pitch="variable" fo:font-size="11pt" fo:font-style="italic" officeooo:rsid="0812847c" style:font-size-asian="11pt" style:font-style-asian="italic" style:font-size-complex="11pt" style:font-style-complex="italic"/>
    </style:style>
    <style:style style:name="Table_20_Bullet_20_Header" style:display-name="Table Bullet Header" style:family="paragraph" style:parent-style-name="Heading_20_4" style:default-outline-level="" style:list-style-name="">
      <style:text-properties style:use-window-font-color="true" loext:opacity="0%" fo:font-size="12pt" style:font-size-asian="12pt" style:font-size-complex="12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mage_20_Subtitle" style:display-name="Image Subtitle" style:family="paragraph" style:parent-style-name="Text_20_body">
      <style:paragraph-properties fo:text-align="center" style:justify-single-word="false"/>
      <style:text-properties style:font-name="Liberation Serif" fo:font-family="'Liberation Serif'" style:font-family-generic="roman" style:font-pitch="variable" fo:font-size="10.5pt" fo:font-style="italic" officeooo:rsid="0b61e37f" style:font-size-asian="10.5pt" style:font-style-asian="italic" style:font-size-complex="10.5pt" style:font-style-complex="italic"/>
    </style:style>
    <style:style style:name="Front_20_Page" style:display-name="Front Page" style:family="paragraph" style:parent-style-name="Text_20_body" style:default-outline-level="1" style:list-style-name="">
      <style:paragraph-properties fo:text-align="center" style:justify-single-word="false"/>
      <style:text-properties style:use-window-font-color="true" loext:opacity="0%" style:font-name="Liberation Serif" fo:font-family="'Liberation Serif'" style:font-family-generic="roman" style:font-pitch="variable" fo:font-size="11pt" fo:font-style="italic" fo:font-weight="normal" officeooo:rsid="0948090c" style:font-name-asian="Microsoft YaHei" style:font-family-asian="'Microsoft YaHei'" style:font-family-generic-asian="system" style:font-pitch-asian="variable" style:font-size-asian="11pt" style:font-style-asian="italic" style:font-weight-asian="normal" style:font-name-complex="Lucida Sans" style:font-family-complex="'Lucida Sans'" style:font-family-generic-complex="system" style:font-pitch-complex="variable" style:font-size-complex="11pt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list-style-name="">
      <style:paragraph-properties fo:text-align="start" style:justify-single-word="false"/>
      <style:text-properties officeooo:paragraph-rsid="06311d03"/>
    </style:style>
    <style:style style:name="MT1" style:family="text">
      <style:text-properties style:font-name="Liberation Serif" fo:font-style="italic" officeooo:rsid="0804b689" style:font-style-asian="italic" style:font-style-complex="italic"/>
    </style:style>
    <style:style style:name="MT2" style:family="text">
      <style:text-properties style:font-name="Liberation Serif" fo:font-style="italic" officeooo:rsid="0e4a8aee" style:font-style-asian="italic" style:font-style-complex="italic"/>
    </style:style>
    <style:style style:name="MT3" style:family="text">
      <style:text-properties style:font-name="Liberation Serif" fo:font-style="italic" officeooo:rsid="02537e4e" style:font-style-asian="italic" style:font-style-complex="italic"/>
    </style:style>
    <style:style style:name="MT4" style:family="text">
      <style:text-properties style:font-name="Liberation Serif" fo:font-style="italic" officeooo:rsid="007ab4b2" style:font-style-asian="italic" style:font-style-complex="italic"/>
    </style:style>
    <style:style style:name="MT5" style:family="text">
      <style:text-properties style:font-name="Liberation Serif" fo:font-style="italic" officeooo:rsid="065d7828" style:font-style-asian="italic" style:font-style-complex="italic"/>
    </style:style>
    <style:style style:name="MT6" style:family="text">
      <style:text-properties style:font-name="Liberation Serif" fo:font-style="italic" officeooo:rsid="0258289a" style:font-style-asian="italic" style:font-style-complex="italic"/>
    </style:style>
    <style:style style:name="MT7" style:family="text">
      <style:text-properties style:font-name="Liberation Serif" fo:font-style="italic" officeooo:rsid="0d3252cf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<text:tab/><text:tab/> <text:s text:c="2"/></text:span><text:span text:style-name="MT2">Dread Abbey</text:span><text:span text:style-name="MT3"> </text:span><text:span text:style-name="MT4">©</text:span><text:span text:style-name="MT3"> 202</text:span><text:span text:style-name="MT5">5</text:span><text:span text:style-name="MT3"> Look Out Behind You Studios </text:span><text:span text:style-name="MT6">LLC<text:tab/><text:tab/> <text:s text:c="10"/></text:span><text:span text:style-name="MT7"><text:page-number text:select-page="current">2</text:page-number></text:span></text:h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0-01T22:08:50.227549200</dc:date>
    <meta:editing-duration>P6DT7H27M48S</meta:editing-duration>
    <meta:editing-cycles>3706</meta:editing-cycles>
    <meta:generator>LibreOffice/25.2.5.2$Windows_X86_64 LibreOffice_project/03d19516eb2e1dd5d4ccd751a0d6f35f35e08022</meta:generator>
    <meta:print-date>2025-08-14T10:14:26.122187400</meta:print-date>
    <meta:printed-by>PDF files</meta:printed-by>
    <meta:document-statistic meta:table-count="16" meta:image-count="0" meta:object-count="0" meta:page-count="2" meta:paragraph-count="73" meta:word-count="875" meta:character-count="4574" meta:non-whitespace-character-count="3779"/>
  </office:meta>
</office:document-meta>
</file>